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FreeSans" svg:font-family="FreeSans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9.7388in" style:use-optimal-column-width="false"/>
    </style:style>
    <style:style style:name="Table1" style:family="table" style:master-page-name="MP0">
      <style:table-properties style:width="9.7388in" fo:margin-left="0in" table:align="left"/>
    </style:style>
    <style:style style:name="TableRow3" style:family="table-row">
      <style:table-row-properties style:min-row-height="0.25in" style:use-optimal-row-height="false"/>
    </style:style>
    <style:style style:name="TableCell4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5" style:parent-style-name="Standard" style:family="paragraph">
      <style:paragraph-properties fo:break-before="page" fo:text-align="center"/>
      <style:text-properties style:font-name="Ubuntu" fo:font-weight="bold" style:font-weight-asian="bold"/>
    </style:style>
    <style:style style:name="P15" style:parent-style-name="Standard" style:family="paragraph">
      <style:paragraph-properties fo:widows="2" fo:orphans="2" fo:margin-bottom="0.0833in"/>
      <style:text-properties style:font-name="Ubuntu" style:font-name-asian="Ubuntu" style:font-name-complex="Ubuntu" fo:color="#000000"/>
    </style:style>
    <style:style style:name="TableColumn17" style:family="table-column">
      <style:table-column-properties style:column-width="6.9819in" style:use-optimal-column-width="false"/>
    </style:style>
    <style:style style:name="TableColumn18" style:family="table-column">
      <style:table-column-properties style:column-width="0.5701in" style:use-optimal-column-width="false"/>
    </style:style>
    <style:style style:name="TableColumn19" style:family="table-column">
      <style:table-column-properties style:column-width="0.5708in" style:use-optimal-column-width="false"/>
    </style:style>
    <style:style style:name="TableColumn20" style:family="table-column">
      <style:table-column-properties style:column-width="0.5708in" style:use-optimal-column-width="false"/>
    </style:style>
    <style:style style:name="TableColumn21" style:family="table-column">
      <style:table-column-properties style:column-width="0.5701in" style:use-optimal-column-width="false"/>
    </style:style>
    <style:style style:name="TableColumn22" style:family="table-column">
      <style:table-column-properties style:column-width="0.5729in" style:use-optimal-column-width="false"/>
    </style:style>
    <style:style style:name="Table16" style:family="table">
      <style:table-properties style:width="9.8368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25" style:parent-style-name="Standard" style:family="paragraph">
      <style:paragraph-properties fo:widows="2" fo:orphans="2" fo:text-align="center" fo:line-height="120%"/>
      <style:text-properties style:font-name="Ubuntu" style:font-name-asian="Ubuntu" style:font-name-complex="Ubuntu" fo:font-weight="bold" style:font-weight-asian="bold" fo:color="#000000" fo:font-size="11pt" style:font-size-asian="11pt" style:font-size-complex="11pt"/>
    </style:style>
    <style:style style:name="TableCell26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27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28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29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0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31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2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33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Cell34" style:family="table-cell">
      <style:table-cell-properties fo:border="0.0138in solid #000000" fo:background-color="#FFFF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widows="2" fo:orphans="2" fo:text-align="center" fo:line-height="120%"/>
      <style:text-properties style:font-name="Ubuntu" style:font-name-asian="Source Sans Pro" style:font-name-complex="Source Sans Pro" fo:font-weight="bold" style:font-weight-asian="bold" style:font-weight-complex="bold" fo:color="#000000"/>
    </style:style>
    <style:style style:name="TableRow36" style:family="table-row">
      <style:table-row-properties style:min-row-height="0.1666in" style:use-optimal-row-height="false"/>
    </style:style>
    <style:style style:name="TableCell37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T38" style:parent-style-name="Fuentedepárrafopredeter." style:family="text">
      <style:text-properties style:font-name="Ubuntu" style:font-name-asian="Times New Roman" style:font-name-complex="Times New Roman" fo:color="#000000"/>
    </style:style>
    <style:style style:name="T39" style:parent-style-name="Fuentedepárrafopredeter." style:family="text">
      <style:text-properties style:font-name="Ubuntu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50" style:family="table-row">
      <style:table-row-properties style:min-row-height="0.1666in" style:use-optimal-row-height="false"/>
    </style:style>
    <style:style style:name="TableCell51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63" style:family="table-row">
      <style:table-row-properties style:min-row-height="0.1666in" style:use-optimal-row-height="false"/>
    </style:style>
    <style:style style:name="TableCell64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6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4" style:family="table-cell">
      <style:table-cell-properties fo:border="0.0138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76" style:family="table-row">
      <style:table-row-properties style:min-row-height="0.1666in" style:use-optimal-row-height="false"/>
    </style:style>
    <style:style style:name="TableCell77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7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87" style:family="table-cell">
      <style:table-cell-properties fo:border="0.0138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89" style:family="table-row">
      <style:table-row-properties style:min-row-height="0.1666in" style:use-optimal-row-height="false"/>
    </style:style>
    <style:style style:name="TableCell90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9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0" style:family="table-cell">
      <style:table-cell-properties fo:border="0.0138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02" style:family="table-row">
      <style:table-row-properties style:min-row-height="0.1666in" style:use-optimal-row-height="false"/>
    </style:style>
    <style:style style:name="TableCell103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10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3" style:family="table-cell">
      <style:table-cell-properties fo:border="0.0138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15" style:family="table-row">
      <style:table-row-properties style:min-row-height="0.1666in" style:use-optimal-row-height="false"/>
    </style:style>
    <style:style style:name="TableCell116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P11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26" style:family="table-cell">
      <style:table-cell-properties fo:border="0.0138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130" style:parent-style-name="Standard" style:family="paragraph">
      <style:text-properties style:font-name="Ubuntu" style:font-name-asian="Times New Roman" style:font-name-complex="Times New Roman" fo:color="#000000"/>
    </style:style>
    <style:style style:name="TableCell1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3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P143" style:parent-style-name="Standard" style:family="paragraph">
      <style:text-properties style:font-name="Ubuntu" style:font-name-asian="Times New Roman" style:font-name-complex="Times New Roman" fo:color="#000000"/>
    </style:style>
    <style:style style:name="TableCell1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4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4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5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138in solid #000000" fo:border-bottom="0.0069in solid #000000" fo:border-right="0.0138in solid #000000" fo:background-color="#EEEEEE" style:writing-mode="lr-tb" fo:padding-top="0.0694in" fo:padding-left="0.0694in" fo:padding-bottom="0.0694in" fo:padding-right="0.0694in"/>
    </style:style>
    <style:style style:name="P156" style:parent-style-name="Standard" style:family="paragraph">
      <style:text-properties style:font-name="Ubuntu" style:font-name-asian="Times New Roman" style:font-name-complex="Times New Roman"/>
    </style:style>
    <style:style style:name="TableCell157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59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61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63" style:family="table-cell">
      <style:table-cell-properties fo:border-top="none" fo:border-left="0.0138in solid #000000" fo:border-bottom="0.0069in solid #000000" fo:border-right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65" style:family="table-cell">
      <style:table-cell-properties fo:border-top="none" fo:border-left="0.0138in solid #000000" fo:border-bottom="0.0069in solid #000000" fo:border-right="0.0138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background-color="#EEEEEE" style:writing-mode="lr-tb" style:vertical-align="middle" fo:padding-top="0.0694in" fo:padding-left="0.0694in" fo:padding-bottom="0.0694in" fo:padding-right="0.0694in"/>
    </style:style>
    <style:style style:name="P169" style:parent-style-name="Standard" style:family="paragraph">
      <style:paragraph-properties fo:widows="2" fo:orphans="2" fo:text-align="justify"/>
      <style:text-properties style:font-name="Ubuntu" style:font-name-asian="Times New Roman" style:font-name-complex="Times New Roman"/>
    </style:style>
    <style:style style:name="TableCell170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1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2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3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4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5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6" style:family="table-cell">
      <style:table-cell-properties fo:border="0.0069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2" fo:orphans="2"/>
      <style:text-properties style:font-name="Ubuntu" style:font-name-asian="Times New Roman" style:font-name-complex="Times New Roman" fo:color="#000000"/>
    </style:style>
    <style:style style:name="P180" style:parent-style-name="Standard" style:family="paragraph">
      <style:text-properties style:font-name="Calibri" style:font-name-asian="Calibri" style:font-name-complex="Calibri" fo:font-weight="bold" style:font-weight-asian="bold" fo:color="#000000"/>
    </style:style>
    <style:style style:name="P181" style:parent-style-name="Standard" style:family="paragraph">
      <style:paragraph-properties fo:widows="2" fo:orphans="2" fo:text-align="center" fo:margin-bottom="0.1666in"/>
      <style:text-properties style:font-name="Ubuntu" style:font-name-asian="Ubuntu" style:font-name-complex="Ubuntu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SCALA DE VALORACIÓN. EXPOSICIÓN ORAL EN CIENCIAS</text:p>
          </table:table-cell>
        </table:table-row>
      </table:table>
      <text:p text:style-name="P15"><text:line-break/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ASPECTOS</text:p>
          </table:table-cell>
          <table:table-cell table:style-name="TableCell26">
            <text:p text:style-name="P27">1</text:p>
          </table:table-cell>
          <table:table-cell table:style-name="TableCell28">
            <text:p text:style-name="P29">2</text:p>
          </table:table-cell>
          <table:table-cell table:style-name="TableCell30">
            <text:p text:style-name="P31">3</text:p>
          </table:table-cell>
          <table:table-cell table:style-name="TableCell32">
            <text:p text:style-name="P33">4</text:p>
          </table:table-cell>
          <table:table-cell table:style-name="TableCell34">
            <text:p text:style-name="P35">5</text:p>
          </table:table-cell>
        </table:table-row>
        <table:table-row table:style-name="TableRow36">
          <table:table-cell table:style-name="TableCell37">
            <text:p text:style-name="Standard"><text:span text:style-name="T38">Explica correctamente todos los pasos realizados en la investigación, d</text:span><text:span text:style-name="T39">enota un buen dominio del tema.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Se expresa usando el lenguaje científico con<text:s/>exactitud.</text:p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rgumenta de forma razonada en base a evidencias científicas.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Mantiene el interés del público durante la exposición.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Mantiene una buena postura y vocalización.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Se ajusta al tiempo previsto.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Acompaña la<text:s/>exposición con el soporte solicitado: imágenes, vídeos, datos, cuadros, maquetas, etc.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Responde adecuadamente, aportando razones, a las cuestiones que se plantean.</text:p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Muestra creatividad en la búsqueda de respuestas y conclusiones.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Se<text:s/>reparte el trabajo equilibradamente entre los miembros del grupo (en caso de exposición grupal).</text:p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Muestra esfuerzo y autonomía en el trabajo personal.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P180"> </text:p>
      <text:p text:style-name="P1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FreeSans" svg:font-family="FreeSans" style:font-family-generic="system" style:font-pitch="variable"/>
    <style:font-face style:name="Source Sans Pro" svg:font-family="Source Sans Pro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Ubuntu" style:font-name-asian="Ubuntu" style:font-name-complex="Ubuntu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ListLabel3" style:display-name="ListLabel 3" style:family="text">
      <style:text-properties style:font-name="Ubuntu" style:font-name-asian="Ubuntu" style:font-name-complex="Ubuntu" fo:font-weight="normal" style:font-weight-asian="normal" fo:font-style="normal" style:font-style-asian="normal" fo:text-transform="none" fo:font-variant="normal" style:text-line-through-type="none" fo:color="#000000" style:text-position="0% 100%" fo:font-size="8pt" style:font-size-asian="8pt" style:font-size-complex="8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5708in"/>
      </style:footer-style>
    </style:page-layout>
    <style:style style:name="P6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7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8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9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FreeSans" style:font-name-asian="FreeSans" style:font-name-complex="FreeSans" fo:font-weight="bold" style:font-weight-asian="bold" fo:color="#000000"/>
    </style:style>
    <style:style style:name="P10" style:parent-style-name="Standard" style:family="paragraph">
      <style:paragraph-properties fo:widows="2" fo:orphans="2"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11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 fo:color="#000000" fo:font-size="8pt" style:font-size-asian="8pt" style:font-size-complex="8pt"/>
    </style:style>
    <style:style style:name="P12" style:parent-style-name="Standard" style:family="paragraph">
      <style:paragraph-properties fo:widows="2" fo:orphans="2" fo:text-align="center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13" style:parent-style-name="Fuentedepárrafopredeter." style:family="text">
      <style:text-properties style:font-name="Ubuntu" style:font-name-asian="Ubuntu" style:font-name-complex="Ubuntu" fo:color="#000000" fo:font-size="8pt" style:font-size-asian="8pt" style:font-size-complex="8pt"/>
    </style:style>
    <style:style style:name="T14" style:parent-style-name="Fuentedepárrafopredeter." style:family="text">
      <style:text-properties style:font-name="Ubuntu" style:font-name-asian="Ubuntu" style:font-name-complex="Ubuntu" fo:color="#000080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6"><draw:frame draw:z-index="251659264" draw:style-name="a0" draw:name="image1.png" text:anchor-type="paragraph" svg:x="7.63346in" svg:y="-0.14016in" svg:width="2.55551in" svg:height="0.45551in" style:rel-width="scale" style:rel-height="scale"><draw:image xlink:href="media/image1.png" xlink:type="simple" xlink:show="embed" xlink:actuate="onLoad"/><svg:title/><svg:desc/></draw:frame><text:span text:style-name="T7">REA Trabajo por Retos. Proyecto EDIA.</text:span></text:p>
        <text:p text:style-name="P8">Física y Química. Secundaria.</text:p>
        <text:p text:style-name="P9"/>
        <text:p text:style-name="Standard"/>
      </style:header>
      <style:footer>
        <text:p text:style-name="P10"><draw:frame draw:z-index="251661312" draw:style-name="a1" draw:name="image3.png" text:anchor-type="paragraph" svg:x="4.58543in" svg:y="0in" svg:width="0.94724in" svg:height="0.32913in" style:rel-width="scale" style:rel-height="scale"><draw:image xlink:href="media/image2.png" xlink:type="simple" xlink:show="embed" xlink:actuate="onLoad"/><svg:title/><svg:desc/></draw:frame></text:p>
        <text:p text:style-name="P11"/>
        <text:p text:style-name="P12"><text:span text:style-name="T13">“Escala de valoración. Exposición oral en Ciencias” de Cedec se encuentra bajo una<text:s/></text:span><text:a xlink:href="https://creativecommons.org/licenses/by-sa/4.0/deed.es" office:target-frame-name="_top" xlink:show="replace"><text:span text:style-name="T14">Licencia Creative Commons Atribución-CompartirIgual 4.0 España.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lvira</meta:initial-creator>
    <dc:creator>Maria Jesus Serna Martin</dc:creator>
    <meta:creation-date>2021-03-06T20:04:00Z</meta:creation-date>
    <dc:date>2021-03-06T20:04:00Z</dc:date>
    <meta:template xlink:href="Normal" xlink:type="simple"/>
    <meta:editing-cycles>3</meta:editing-cycles>
    <meta:editing-duration>PT60S</meta:editing-duration>
    <meta:document-statistic meta:page-count="1" meta:paragraph-count="1" meta:word-count="136" meta:character-count="884" meta:row-count="6" meta:non-whitespace-character-count="749"/>
  </office:meta>
</office:document-meta>
</file>